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15255" officeooo:paragraph-rsid="00015255"/>
    </style:style>
    <style:style style:name="P2" style:family="paragraph" style:parent-style-name="Standard">
      <style:paragraph-properties fo:text-align="center" style:justify-single-word="false"/>
      <style:text-properties officeooo:rsid="00015255" officeooo:paragraph-rsid="00015255"/>
    </style:style>
    <style:style style:name="P3" style:family="paragraph" style:parent-style-name="Standard">
      <style:text-properties fo:font-style="italic" officeooo:rsid="00015255" officeooo:paragraph-rsid="00015255" style:font-style-asian="italic" style:font-style-complex="italic"/>
    </style:style>
    <style:style style:name="P4" style:family="paragraph" style:parent-style-name="Standard">
      <style:text-properties officeooo:rsid="0001b7ee" officeooo:paragraph-rsid="0001b7ee"/>
    </style:style>
    <style:style style:name="P5" style:family="paragraph" style:parent-style-name="Standard">
      <style:text-properties officeooo:rsid="00024b8d" officeooo:paragraph-rsid="00024b8d"/>
    </style:style>
    <style:style style:name="P6" style:family="paragraph" style:parent-style-name="Standard">
      <style:text-properties officeooo:rsid="000431c5" officeooo:paragraph-rsid="000431c5"/>
    </style:style>
    <style:style style:name="P7" style:family="paragraph" style:parent-style-name="Standard">
      <style:text-properties officeooo:rsid="00046ae3" officeooo:paragraph-rsid="00046ae3"/>
    </style:style>
    <style:style style:name="P8" style:family="paragraph" style:parent-style-name="Standard">
      <style:text-properties officeooo:rsid="00046ae3" officeooo:paragraph-rsid="00065e5d"/>
    </style:style>
    <style:style style:name="P9" style:family="paragraph" style:parent-style-name="Standard">
      <style:text-properties officeooo:rsid="0004eac0" officeooo:paragraph-rsid="0004eac0"/>
    </style:style>
    <style:style style:name="P10" style:family="paragraph" style:parent-style-name="Standard">
      <style:text-properties officeooo:rsid="0004eac0" officeooo:paragraph-rsid="00065e5d"/>
    </style:style>
    <style:style style:name="P11" style:family="paragraph" style:parent-style-name="Standard">
      <style:text-properties officeooo:rsid="0004eac0" officeooo:paragraph-rsid="0009e3e2"/>
    </style:style>
    <style:style style:name="P12" style:family="paragraph" style:parent-style-name="Standard">
      <style:text-properties officeooo:rsid="00065e5d" officeooo:paragraph-rsid="00065e5d"/>
    </style:style>
    <style:style style:name="P13" style:family="paragraph" style:parent-style-name="Standard">
      <style:text-properties officeooo:rsid="00065e5d" officeooo:paragraph-rsid="00119aef"/>
    </style:style>
    <style:style style:name="P14" style:family="paragraph" style:parent-style-name="Standard">
      <style:text-properties officeooo:rsid="0006eeff" officeooo:paragraph-rsid="0006eeff"/>
    </style:style>
    <style:style style:name="P15" style:family="paragraph" style:parent-style-name="Standard">
      <style:text-properties officeooo:rsid="0006eeff" officeooo:paragraph-rsid="00088558"/>
    </style:style>
    <style:style style:name="P16" style:family="paragraph" style:parent-style-name="Standard">
      <style:text-properties officeooo:rsid="0006eeff" officeooo:paragraph-rsid="0009e3e2"/>
    </style:style>
    <style:style style:name="P17" style:family="paragraph" style:parent-style-name="Standard">
      <style:text-properties officeooo:rsid="00088558" officeooo:paragraph-rsid="00088558"/>
    </style:style>
    <style:style style:name="P18" style:family="paragraph" style:parent-style-name="Standard">
      <style:text-properties officeooo:rsid="00088558" officeooo:paragraph-rsid="000b4b11"/>
    </style:style>
    <style:style style:name="P19" style:family="paragraph" style:parent-style-name="Standard">
      <style:text-properties officeooo:rsid="00088558" officeooo:paragraph-rsid="0009d2d8"/>
    </style:style>
    <style:style style:name="P20" style:family="paragraph" style:parent-style-name="Standard">
      <style:text-properties officeooo:rsid="0009d2d8" officeooo:paragraph-rsid="0009d2d8"/>
    </style:style>
    <style:style style:name="P21" style:family="paragraph" style:parent-style-name="Standard">
      <style:text-properties officeooo:rsid="0009e3e2" officeooo:paragraph-rsid="0009e3e2"/>
    </style:style>
    <style:style style:name="P22" style:family="paragraph" style:parent-style-name="Standard">
      <style:text-properties officeooo:rsid="000b4b11" officeooo:paragraph-rsid="000b4b11"/>
    </style:style>
    <style:style style:name="P23" style:family="paragraph" style:parent-style-name="Standard">
      <style:text-properties officeooo:rsid="000b4b11" officeooo:paragraph-rsid="000cba36"/>
    </style:style>
    <style:style style:name="P24" style:family="paragraph" style:parent-style-name="Standard">
      <style:text-properties officeooo:rsid="000cba36" officeooo:paragraph-rsid="000cba36"/>
    </style:style>
    <style:style style:name="P25" style:family="paragraph" style:parent-style-name="Standard">
      <style:text-properties officeooo:rsid="000cba36" officeooo:paragraph-rsid="000d501f"/>
    </style:style>
    <style:style style:name="P26" style:family="paragraph" style:parent-style-name="Standard">
      <style:text-properties officeooo:rsid="000d501f" officeooo:paragraph-rsid="000d501f"/>
    </style:style>
    <style:style style:name="P27" style:family="paragraph" style:parent-style-name="Standard">
      <style:text-properties officeooo:rsid="000f14b2" officeooo:paragraph-rsid="000f14b2"/>
    </style:style>
    <style:style style:name="P28" style:family="paragraph" style:parent-style-name="Standard">
      <style:text-properties officeooo:rsid="0010afe3" officeooo:paragraph-rsid="0010afe3"/>
    </style:style>
    <style:style style:name="P29" style:family="paragraph" style:parent-style-name="Standard">
      <style:text-properties officeooo:rsid="00119aef" officeooo:paragraph-rsid="00119aef"/>
    </style:style>
    <style:style style:name="P30" style:family="paragraph" style:parent-style-name="Standard">
      <style:text-properties officeooo:rsid="0011bb8d" officeooo:paragraph-rsid="0011bb8d"/>
    </style:style>
    <style:style style:name="P31" style:family="paragraph" style:parent-style-name="Standard">
      <style:paragraph-properties fo:break-before="page"/>
      <style:text-properties officeooo:rsid="00119aef" officeooo:paragraph-rsid="00119aef"/>
    </style:style>
    <style:style style:name="P32" style:family="paragraph">
      <loext:graphic-properties draw:fill="none"/>
      <style:paragraph-properties fo:text-align="center"/>
    </style:style>
    <style:style style:name="P33" style:family="paragraph">
      <style:paragraph-properties fo:text-align="center"/>
    </style:style>
    <style:style style:name="P34" style:family="paragraph">
      <loext:graphic-properties draw:fill="none"/>
    </style:style>
    <style:style style:name="P35" style:family="paragraph">
      <loext:graphic-properties draw:fill="none" draw:fill-color="#ffffff"/>
      <style:paragraph-properties fo:text-align="center"/>
    </style:style>
    <style:style style:name="P36"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37"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38" style:family="paragraph">
      <style:text-properties fo:color="#ff3333"/>
    </style:style>
    <style:style style:name="P39" style:family="paragraph">
      <loext:graphic-properties draw:fill="none" draw:fill-color="#ffffff"/>
      <style:text-properties fo:color="#ff3333"/>
    </style:style>
    <style:style style:name="P40" style:family="paragraph">
      <loext:graphic-properties draw:fill="solid" draw:fill-color="#66ccff"/>
    </style:style>
    <style:style style:name="P41" style:family="paragraph">
      <loext:graphic-properties draw:fill="solid" draw:fill-color="#99ff99"/>
    </style:style>
    <style:style style:name="P42" style:family="paragraph">
      <loext:graphic-properties draw:fill="solid" draw:fill-color="#ff9999"/>
    </style:style>
    <style:style style:name="P43" style:family="paragraph">
      <loext:graphic-properties draw:fill="none" draw:fill-color="#ffffff"/>
    </style:style>
    <style:style style:name="T1" style:family="text">
      <style:text-properties officeooo:rsid="00024b8d"/>
    </style:style>
    <style:style style:name="T2" style:family="text">
      <style:text-properties officeooo:rsid="000431c5"/>
    </style:style>
    <style:style style:name="T3" style:family="text">
      <style:text-properties fo:font-style="italic" style:font-style-asian="italic" style:font-style-complex="italic"/>
    </style:style>
    <style:style style:name="T4" style:family="text">
      <style:text-properties fo:font-style="italic" officeooo:rsid="000431c5" style:font-style-asian="italic" style:font-style-complex="italic"/>
    </style:style>
    <style:style style:name="T5" style:family="text">
      <style:text-properties officeooo:rsid="00046ae3"/>
    </style:style>
    <style:style style:name="T6" style:family="text">
      <style:text-properties style:text-position="super 58%"/>
    </style:style>
    <style:style style:name="T7" style:family="text">
      <style:text-properties style:text-position="super 58%" officeooo:rsid="000431c5"/>
    </style:style>
    <style:style style:name="T8" style:family="text">
      <style:text-properties style:text-position="super 58%" fo:font-weight="normal" officeooo:rsid="000b4b11" style:font-weight-asian="normal" style:font-weight-complex="normal"/>
    </style:style>
    <style:style style:name="T9" style:family="text">
      <style:text-properties style:text-position="super 58%" officeooo:rsid="00088558"/>
    </style:style>
    <style:style style:name="T10" style:family="text">
      <style:text-properties style:text-position="super 58%" officeooo:rsid="0009d2d8"/>
    </style:style>
    <style:style style:name="T11" style:family="text">
      <style:text-properties style:text-position="super 58%" officeooo:rsid="000b4b11"/>
    </style:style>
    <style:style style:name="T12" style:family="text">
      <style:text-properties style:text-position="super 58%" officeooo:rsid="000cba36"/>
    </style:style>
    <style:style style:name="T13" style:family="text">
      <style:text-properties style:text-position="super 58%" officeooo:rsid="000d501f"/>
    </style:style>
    <style:style style:name="T14" style:family="text">
      <style:text-properties style:text-position="super 58%" officeooo:rsid="000f0010"/>
    </style:style>
    <style:style style:name="T15" style:family="text">
      <style:text-properties style:text-position="0% 100%"/>
    </style:style>
    <style:style style:name="T16" style:family="text">
      <style:text-properties style:text-position="0% 100%" officeooo:rsid="00065e5d"/>
    </style:style>
    <style:style style:name="T17" style:family="text">
      <style:text-properties style:text-position="0% 100%" officeooo:rsid="00046ae3"/>
    </style:style>
    <style:style style:name="T18" style:family="text">
      <style:text-properties officeooo:rsid="00065e5d"/>
    </style:style>
    <style:style style:name="T19" style:family="text">
      <style:text-properties fo:font-weight="bold" style:font-weight-asian="bold" style:font-weight-complex="bold"/>
    </style:style>
    <style:style style:name="T20" style:family="text">
      <style:text-properties fo:font-weight="bold" officeooo:rsid="00088558" style:font-weight-asian="bold" style:font-weight-complex="bold"/>
    </style:style>
    <style:style style:name="T21" style:family="text">
      <style:text-properties fo:font-weight="bold" officeooo:rsid="0009e3e2" style:font-weight-asian="bold" style:font-weight-complex="bold"/>
    </style:style>
    <style:style style:name="T22" style:family="text">
      <style:text-properties fo:font-weight="bold" officeooo:rsid="000b4b11" style:font-weight-asian="bold" style:font-weight-complex="bold"/>
    </style:style>
    <style:style style:name="T23" style:family="text">
      <style:text-properties officeooo:rsid="00088558"/>
    </style:style>
    <style:style style:name="T24" style:family="text">
      <style:text-properties officeooo:rsid="0009d2d8"/>
    </style:style>
    <style:style style:name="T25" style:family="text">
      <style:text-properties officeooo:rsid="0009e3e2"/>
    </style:style>
    <style:style style:name="T26" style:family="text">
      <style:text-properties fo:font-weight="normal" officeooo:rsid="00088558" style:font-weight-asian="normal" style:font-weight-complex="normal"/>
    </style:style>
    <style:style style:name="T27" style:family="text">
      <style:text-properties fo:font-weight="normal" officeooo:rsid="000b4b11" style:font-weight-asian="normal" style:font-weight-complex="normal"/>
    </style:style>
    <style:style style:name="T28" style:family="text">
      <style:text-properties officeooo:rsid="000b4b11"/>
    </style:style>
    <style:style style:name="T29" style:family="text">
      <style:text-properties officeooo:rsid="000cba36"/>
    </style:style>
    <style:style style:name="T30" style:family="text">
      <style:text-properties officeooo:rsid="000d501f"/>
    </style:style>
    <style:style style:name="T31" style:family="text">
      <style:text-properties officeooo:rsid="000f0010"/>
    </style:style>
    <style:style style:name="T32" style:family="text">
      <style:text-properties fo:font-size="10pt" style:font-size-asian="10pt" style:font-size-complex="10pt"/>
    </style:style>
    <style:style style:name="T33" style:family="text">
      <style:text-properties officeooo:rsid="00119aef"/>
    </style:style>
    <style:style style:name="T34"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fo:color="#ff3333"/>
    </style:style>
    <style:style style:name="gr1" style:family="graphic">
      <style:graphic-properties svg:stroke-width="0.0201in" svg:stroke-color="#000000" draw:marker-start-width="0.1689in" draw:marker-end-width="0.1689in" draw:fill="none" draw:textarea-horizontal-align="justify" draw:textarea-vertical-align="middle" draw:auto-grow-height="false" fo:min-height="1.8972in" fo:min-width="1.8972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402in" svg:stroke-color="#000000" draw:marker-start-width="0.1984in" draw:marker-end-width="0.1984in" draw:fill="none" draw:textarea-horizontal-align="justify" draw:textarea-vertical-align="middle" draw:auto-grow-height="false" fo:min-height="0.7299in" fo:min-width="0.7516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4437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draw:textarea-vertical-align="middle" fo:min-height="0.7445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draw:textarea-vertical-align="middle" fo:min-height="0.7445in"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0201in" svg:stroke-color="#ff6600" draw:marker-start-width="0.1689in" draw:marker-end-width="0.1689in" draw:textarea-horizontal-align="center" draw:textarea-vertical-align="middle" fo:padding-top="0.0098in" fo:padding-bottom="0.0098in" fo:padding-left="0.0098in" fo:padding-right="0.0098in" style:run-through="back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2717in"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0201in" svg:stroke-color="#000000" draw:marker-start-width="0.1689in" draw:marker-end-width="0.1689in" draw:fill="none" draw:textarea-horizontal-align="justify" draw:textarea-vertical-align="middle" draw:auto-grow-height="false" fo:min-height="1.878in" fo:min-width="1.87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0402in" svg:stroke-color="#000000" draw:marker-start-width="0.1984in" draw:marker-end-width="0.1984in" draw:fill="solid" draw:fill-color="#66ccff" draw:textarea-horizontal-align="justify" draw:textarea-vertical-align="middle" draw:auto-grow-height="false" fo:min-height="0.6909in" fo:min-width="0.7126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draw:textarea-vertical-align="middle" fo:min-height="0.5in" style:run-through="foreground" style:wrap="run-through" style:number-wrapped-paragraphs="no-limit" style:vertical-pos="from-top" style:vertical-rel="paragraph" style:horizontal-pos="from-left" style:horizontal-rel="paragraph"/>
    </style:style>
    <style:style style:name="gr12" style:family="graphic">
      <style:graphic-properties svg:stroke-width="0.0402in" svg:stroke-color="#000000" draw:marker-start-width="0.1984in" draw:marker-end-width="0.1984in" draw:fill="solid" draw:fill-color="#99ff99" draw:textarea-horizontal-align="justify" draw:textarea-vertical-align="middle" draw:auto-grow-height="false" fo:min-height="0.6909in" fo:min-width="0.7126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draw:textarea-vertical-align="middle" fo:min-height="0.5in" style:run-through="foreground" style:wrap="run-through" style:number-wrapped-paragraphs="no-limit" style:vertical-pos="from-top" style:vertical-rel="paragraph" style:horizontal-pos="from-left" style:horizontal-rel="paragraph"/>
    </style:style>
    <style:style style:name="gr14" style:family="graphic">
      <style:graphic-properties svg:stroke-width="0.0402in" svg:stroke-color="#000000" draw:marker-start-width="0.1984in" draw:marker-end-width="0.1984in" draw:fill="solid" draw:fill-color="#ff9999" draw:textarea-horizontal-align="justify" draw:textarea-vertical-align="middle" draw:auto-grow-height="false" fo:min-height="0.6909in" fo:min-width="0.7126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draw:textarea-vertical-align="middle" fo:min-height="0.5in"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0.4937in" style:run-through="foreground" style:wrap="run-through" style:number-wrapped-paragraphs="no-limit" style:vertical-pos="from-top" style:vertical-rel="paragraph" style:horizontal-pos="from-left" style:horizontal-rel="paragraph"/>
    </style:style>
    <style:style style:name="gr17" style:family="graphic">
      <style:graphic-properties svg:stroke-width="0.0201in"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tinuous Lattice Functions</text:p>
      <text:p text:style-name="P2">by Sven Nilsen, 2020</text:p>
      <text:p text:style-name="P1"/>
      <text:p text:style-name="P3">In this paper I generalize discrete lattice functions to the continuum <text:span text:style-name="T1">and discuss its ambiguity set, which models The Continuum Hyptohesis, resulting in its truth value being `true`, given a wildcard set, or `undecidable` if a wildcard set can not be constructed</text:span>.</text:p>
      <text:p text:style-name="P1"/>
      <text:p text:style-name="P1">A discrete lattice function<text:span text:style-name="T6"><text:reference-ref text:reference-format="text" text:ref-name="discrete lattice functions">[1]</text:reference-ref></text:span> in boolean representation can be thought of as a function:</text:p>
      <text:p text:style-name="P1"/>
      <text:p text:style-name="P1"><text:tab/>f : nat → bool</text:p>
      <text:p text:style-name="P1"/>
      <text:p text:style-name="P1">Likewise, a continuous lattice function in boolean representation can be thought of as a function:</text:p>
      <text:p text:style-name="P1"/>
      <text:p text:style-name="P1"><text:tab/>f : real → bool</text:p>
      <text:p text:style-name="P1"/>
      <text:p text:style-name="P4">The sum in the monotonic<text:span text:style-name="T6"><text:reference-ref text:reference-format="text" text:ref-name="monotonic function">[2]</text:reference-ref></text:span> representation is replaced by an integral<text:span text:style-name="T6"><text:reference-ref text:reference-format="text" text:ref-name="integral">[3]</text:reference-ref></text:span>:</text:p>
      <text:p text:style-name="P4"/>
      <text:p text:style-name="P4"><text:tab/>g(n) = ∫ x [0, n) { f(x) · dx }</text:p>
      <text:p text:style-name="P4"/>
      <text:p text:style-name="P4">The monotonic representation has the property that the derivative<text:span text:style-name="T6"><text:reference-ref text:reference-format="text" text:ref-name="derivative">[4]</text:reference-ref></text:span> is in the unit interval `[0, 1]`:</text:p>
      <text:p text:style-name="P4"/>
      <text:p text:style-name="P4"><text:tab/>∀ x { 0 &lt;= g’(x) &lt;= 1 }<text:tab/>&lt;=&gt;<text:tab/><text:tab/>∀ x { g’(x) : prob }</text:p>
      <text:p text:style-name="P4"/>
      <text:p text:style-name="P5">The supremum and infimums<text:span text:style-name="T6"><text:reference-ref text:reference-format="text" text:ref-name="lattice order">[5]</text:reference-ref></text:span> are same as for discrete lattice functions (except for the type).</text:p>
      <text:p text:style-name="P4"/>
      <text:p text:style-name="P4">A simplified analytic model of the monotonic representation is to make recursive choices of the following form, under the constraints that no holes or valleys exists to the right or down:</text:p>
      <text:p text:style-name="P4"><draw:custom-shape text:anchor-type="paragraph" draw:z-index="0" draw:name="Shape1" draw:style-name="gr1" draw:text-style-name="P32" svg:width="1.8976in" svg:height="1.8976in" svg:x="2.1984in" svg:y="0.2437in"><text:p/><draw:enhanced-geometry svg:viewBox="0 0 21600 21600" draw:type="rectangle" draw:enhanced-path="M 0 0 L 21600 0 21600 21600 0 21600 0 0 Z N"/></draw:custom-shape><draw:line text:anchor-type="paragraph" draw:z-index="1" draw:name="Shape2" draw:style-name="gr2" draw:text-style-name="P33" svg:x1="3.1583in" svg:y1="0.2437in" svg:x2="3.1583in" svg:y2="2.1409in"><text:p/></draw:line><draw:line text:anchor-type="paragraph" draw:z-index="2" draw:name="Shape2" draw:style-name="gr2" draw:text-style-name="P33" svg:x1="2.1984in" svg:y1="1.1957in" svg:x2="4.0957in" svg:y2="1.2031in"><text:p/></draw:line><draw:custom-shape text:anchor-type="paragraph" draw:z-index="3" draw:name="Shape3" draw:style-name="gr3" draw:text-style-name="P34" svg:width="0.7516in" svg:height="0.7303in" svg:x="3.2516in" svg:y="1.2957in"><text:p/><draw:enhanced-geometry svg:viewBox="0 0 21600 21600" draw:type="rectangle" draw:enhanced-path="M 0 0 L 21600 0 21600 21600 0 21600 0 0 Z N"/></draw:custom-shape><draw:frame text:anchor-type="paragraph" draw:z-index="4" draw:name="Shape4" draw:style-name="gr4" draw:text-style-name="P35" svg:width="0.6016in" svg:height="0.4441in" svg:x="3.3299in" svg:y="1.4673in"><draw:text-box><text:p text:style-name="P33"><text:span text:style-name="T3">filled</text:span> or</text:p><text:p text:style-name="P33"><text:span text:style-name="T3">empty</text:span></text:p></draw:text-box></draw:frame><draw:frame text:anchor-type="paragraph" draw:z-index="5" draw:name="Shape5" draw:style-name="gr5" draw:text-style-name="P37" svg:width="0.7878in" svg:height="0.7449in" svg:x="3.222in" svg:y="0.3437in"><draw:text-box><text:p text:style-name="P36"><text:span text:style-name="T34">repeat choice</text:span></text:p></draw:text-box></draw:frame><draw:frame text:anchor-type="paragraph" draw:z-index="6" draw:name="Shape5" draw:style-name="gr6" draw:text-style-name="P37" svg:width="0.7878in" svg:height="0.7449in" svg:x="2.2701in" svg:y="1.2957in"><draw:text-box><text:p text:style-name="P36"><text:span text:style-name="T34">repeat choice</text:span></text:p></draw:text-box></draw:frame><draw:frame text:anchor-type="paragraph" draw:z-index="8" draw:name="Shape7" draw:style-name="gr8" draw:text-style-name="P39" svg:width="1.7969in" svg:height="0.2717in" svg:x="4.2102in" svg:y="0.1256in"><draw:text-box><text:p text:style-name="P38"><text:span text:style-name="T35">limit of the supremum `id`</text:span></text:p></draw:text-box></draw:frame></text:p>
      <text:p text:style-name="P4"><draw:line text:anchor-type="paragraph" draw:z-index="7" draw:name="Shape6" draw:style-name="gr7" draw:text-style-name="P33" svg:x1="2.1984in" svg:y1="1.9492in" svg:x2="4.0957in" svg:y2="0.052in"><text:p/></draw:line></text:p>
      <text:p text:style-name="P4"/>
      <text:p text:style-name="P4"/>
      <text:p text:style-name="P4"/>
      <text:p text:style-name="P4"/>
      <text:p text:style-name="P4"/>
      <text:p text:style-name="P4"><draw:frame text:anchor-type="paragraph" draw:z-index="18" draw:name="Shape8" draw:style-name="gr16" draw:text-style-name="P43" svg:width="1.1524in" svg:height="0.576in" svg:x="0.3236in" svg:y="0.0362in"><draw:text-box><text:p>ambiguity in the limit of above or below `id`</text:p></draw:text-box></draw:frame><draw:line text:anchor-type="paragraph" draw:z-index="19" draw:name="Shape9" draw:style-name="gr17" draw:text-style-name="P33" svg:x1="1.6189in" svg:y1="0.122in" svg:x2="2.3925in" svg:y2="0.0929in"><text:p/></draw:line></text:p>
      <text:p text:style-name="P4"/>
      <text:p text:style-name="P4"><draw:line text:anchor-type="paragraph" draw:z-index="20" draw:name="Shape9" draw:style-name="gr17" draw:text-style-name="P33" svg:x1="1.5764in" svg:y1="0.0965in" svg:x2="2.7146in" svg:y2="0.3154in"><text:p/></draw:line></text:p>
      <text:p text:style-name="P4"/>
      <text:p text:style-name="P4"/>
      <text:p text:style-name="P4"/>
      <text:p text:style-name="P5">In the limit, there is an ambiguity of this construction of whether the repeated choice should be defined as filled or as empty. In the supremum, one can think about this ambiguity as a set of choices<text:line-break/>`fill · empty` and `empty · fill`. <text:span text:style-name="T2">No more than two </text:span><text:span text:style-name="T4">fill</text:span><text:span text:style-name="T2"> or two </text:span><text:span text:style-name="T4">empty</text:span><text:span text:style-name="T2"> can occur in order. </text:span>At every point in the real line, <text:span text:style-name="T2">the</text:span> function <text:span text:style-name="T2">analogue</text:span> is identical to `id` <text:span text:style-name="T2">because it intersects the points that lies at the `id` line for every possible input. Hence, the ambiguity set is undetectable seen from functional extensionality</text:span><text:span text:style-name="T7"><text:reference-ref text:reference-format="text" text:ref-name="extensionality">[6]</text:reference-ref></text:span><text:span text:style-name="T2">. With other words, the ambiguity set </text:span><text:span text:style-name="T4">does not matter</text:span><text:span text:style-name="T2"> in applied mathematics.</text:span></text:p>
      <text:p text:style-name="P6"><text:soft-page-break/>An interesting thing about this ambiguity set is the problem of determining its size (cardinality).</text:p>
      <text:p text:style-name="P6">One approach to determine the size of the ambiguity set is to think about the repeated choices as branches of a binary tree<text:span text:style-name="T6"><text:reference-ref text:reference-format="text" text:ref-name="binary tree">[7]</text:reference-ref></text:span> relative to the <text:span text:style-name="T3">fill</text:span> or <text:span text:style-name="T3">empty</text:span> choice:</text:p>
      <text:p text:style-name="P6"/>
      <text:p text:style-name="P6"><draw:custom-shape text:anchor-type="paragraph" draw:z-index="9" draw:name="Shape1" draw:style-name="gr9" draw:text-style-name="P32" svg:width="1.8976in" svg:height="1.8976in" svg:x="2.1193in" svg:y="0.052in"><text:p/><draw:enhanced-geometry svg:viewBox="0 0 21600 21600" draw:type="rectangle" draw:enhanced-path="M 0 0 L 21600 0 21600 21600 0 21600 0 0 Z N"/></draw:custom-shape><draw:line text:anchor-type="paragraph" draw:z-index="10" draw:name="Shape2" draw:style-name="gr2" draw:text-style-name="P33" svg:x1="3.0791in" svg:y1="0.052in" svg:x2="3.0791in" svg:y2="1.9492in"><text:p/></draw:line><draw:custom-shape text:anchor-type="paragraph" draw:z-index="14" draw:name="Shape3" draw:style-name="gr12" draw:text-style-name="P41" svg:width="0.7516in" svg:height="0.7303in" svg:x="3.172in" svg:y="0.1807in"><text:p/><draw:enhanced-geometry svg:viewBox="0 0 21600 21600" draw:type="rectangle" draw:enhanced-path="M 0 0 L 21600 0 21600 21600 0 21600 0 0 Z N"/></draw:custom-shape></text:p>
      <text:p text:style-name="P6"><draw:frame text:anchor-type="paragraph" draw:z-index="15" draw:name="Shape4" draw:style-name="gr13" draw:text-style-name="P37" svg:width="0.6016in" svg:height="0.5004in" svg:x="3.2508in" svg:y="0.1043in"><draw:text-box><text:p text:style-name="P36"><text:span text:style-name="T34">top</text:span></text:p></draw:text-box></draw:frame></text:p>
      <text:p text:style-name="P6"/>
      <text:p text:style-name="P6"/>
      <text:p text:style-name="P6"/>
      <text:p text:style-name="P6"><draw:line text:anchor-type="paragraph" draw:z-index="11" draw:name="Shape2" draw:style-name="gr2" draw:text-style-name="P33" svg:x1="2.1193in" svg:y1="0.0457in" svg:x2="4.0165in" svg:y2="0.0531in"><text:p/></draw:line><draw:custom-shape text:anchor-type="paragraph" draw:z-index="12" draw:name="Shape3" draw:style-name="gr10" draw:text-style-name="P40" svg:width="0.7516in" svg:height="0.7303in" svg:x="3.172in" svg:y="0.1457in"><text:p/><draw:enhanced-geometry svg:viewBox="0 0 21600 21600" draw:type="rectangle" draw:enhanced-path="M 0 0 L 21600 0 21600 21600 0 21600 0 0 Z N"/></draw:custom-shape><draw:custom-shape text:anchor-type="paragraph" draw:z-index="16" draw:name="Shape3" draw:style-name="gr14" draw:text-style-name="P42" svg:width="0.7516in" svg:height="0.7303in" svg:x="2.2272in" svg:y="0.1528in"><text:p/><draw:enhanced-geometry svg:viewBox="0 0 21600 21600" draw:type="rectangle" draw:enhanced-path="M 0 0 L 21600 0 21600 21600 0 21600 0 0 Z N"/></draw:custom-shape></text:p>
      <text:p text:style-name="P6"><draw:frame text:anchor-type="paragraph" draw:z-index="13" draw:name="Shape4" draw:style-name="gr11" draw:text-style-name="P37" svg:width="0.6016in" svg:height="0.5004in" svg:x="3.2508in" svg:y="0.0693in"><draw:text-box><text:p text:style-name="P36"><text:span text:style-name="T34">parent</text:span></text:p></draw:text-box></draw:frame><draw:frame text:anchor-type="paragraph" draw:z-index="17" draw:name="Shape4" draw:style-name="gr15" draw:text-style-name="P37" svg:width="0.6016in" svg:height="0.5004in" svg:x="2.3055in" svg:y="0.0764in"><draw:text-box><text:p text:style-name="P36"><text:span text:style-name="T34">left</text:span></text:p></draw:text-box></draw:frame></text:p>
      <text:p text:style-name="P6"/>
      <text:p text:style-name="P6"/>
      <text:p text:style-name="P6"/>
      <text:p text:style-name="P6"/>
      <text:p text:style-name="P7">Every such tree of infinite depth represents a continuous lattice function, because it is impossible to construct a function that is above `id` and also any function that contains holes or valleys to the right or down. This is because every node in the tree has a parent.</text:p>
      <text:p text:style-name="P7"/>
      <text:p text:style-name="P7">One can derive from this that the size of the infinite binary tree at supremum is:</text:p>
      <text:p text:style-name="P7"/>
      <text:p text:style-name="P8"><text:tab/>2<text:span text:style-name="T6">∞</text:span><text:span text:style-name="T15"> </text:span><text:span text:style-name="T16">–</text:span><text:span text:style-name="T15"> </text:span><text:span text:style-name="T16">1 = </text:span><text:span text:style-name="T15">∑ x [0, ∞) { x }</text:span></text:p>
      <text:p text:style-name="P7"/>
      <text:p text:style-name="P7">Where `∞` the cardinality of the set of natural numbers.</text:p>
      <text:p text:style-name="P11"/>
      <text:p text:style-name="P21">In the ambiguity set itself, there is a supremum (all temporarily above `id`) and infimum (all temporarily below `id`), because it is a lattice <text:span text:style-name="T29">too</text:span>.</text:p>
      <text:p text:style-name="P7"/>
      <text:p text:style-name="P7">For the sequence `2<text:span text:style-name="T6">n</text:span>`:</text:p>
      <text:p text:style-name="P7"/>
      <text:p text:style-name="P7"><text:tab/>2<text:span text:style-name="T6">n+1</text:span> = ∑ x [0, n) { x } + 1</text:p>
      <text:p text:style-name="P7"/>
      <text:p text:style-name="P9">This is the size of the ambiguity set (`n = <text:span text:style-name="T5">∞</text:span>`) under the interpretation that is temporarily is above `id`.</text:p>
      <text:p text:style-name="P9">This would mean that its cardinality is greater or equal than the cardinality of the continuum.</text:p>
      <text:p text:style-name="P9"/>
      <text:p text:style-name="P10">However, under the interpretation that the ambiguity set is below `id`, its size <text:span text:style-name="T18">(</text:span>`n = <text:span text:style-name="T5">∞</text:span>`<text:span text:style-name="T18">)</text:span> would be:</text:p>
      <text:p text:style-name="P9"/>
      <text:p text:style-name="P10"><text:tab/>2<text:span text:style-name="T6">n-1</text:span><text:span text:style-name="T15"> </text:span><text:span text:style-name="T16">= </text:span><text:span text:style-name="T17">∑ x [0, n-</text:span><text:span text:style-name="T16">1</text:span><text:span text:style-name="T17">) { x } + 1</text:span></text:p>
      <text:p text:style-name="P9"/>
      <text:p text:style-name="P9"><text:span text:style-name="T18">In this case,</text:span> the ambiguity set below `id` can be thought of as leafs in the binary tree.</text:p>
      <text:p text:style-name="P9"/>
      <text:p text:style-name="P13">The ambiguity set therefore models The Continuum Hypothesis<text:span text:style-name="T8"><text:reference-ref text:reference-format="text" text:ref-name="continuum hypothesis">[8]</text:reference-ref></text:span>. In one possible interpretation, there exists no set whose cardinality <text:span text:style-name="T25">that </text:span>is strictly between that of the integers and real numbers. In another possible interpretation, there exist a such set. However, there also exists a continuum of interpretations between the two!</text:p>
      <text:p text:style-name="P12"/>
      <text:p text:style-name="P16">Here is the problem: In the supremum and infimum of the ambiguity set, there exists an algorithm running on a hypercomputer<text:span text:style-name="T6"><text:reference-ref text:reference-format="text" text:ref-name="hypercomputation">[9]</text:reference-ref></text:span>, a Turing machine extended with computation of limits, to assign every choice of `fill · empty` or `empty · fill` to two real numbers separated by a hyperreal infintesimal<text:span text:style-name="T6"><text:reference-ref text:reference-format="text" text:ref-name="hyperreal number">[10]</text:reference-ref></text:span>.</text:p>
      <text:p text:style-name="P16"><text:soft-page-break/>The two real numbers traces the path through the binary tree to the spot where the member of the ambiguity set is located <text:span text:style-name="T33">(all nodes are left or top, but the ambiguity member is at the upper left corner)</text:span>.</text:p>
      <text:p text:style-name="P16"/>
      <text:p text:style-name="P16">This <text:span text:style-name="T23">is</text:span> <text:span text:style-name="T19">not</text:span> the case for the continuum of interpretations in general, <text:span text:style-name="T23">because if the size could be determined for each possible interpretation, then a </text:span><text:span text:style-name="T20">Higher </text:span><text:span text:style-name="T21">O</text:span><text:span text:style-name="T20">rder Continuum Hypothesis</text:span><text:span text:style-name="T26">, </text:span><text:span text:style-name="T27">where the truth value of The Continuum Hypothesis is a function of interpretation, would be `true` if and only if a such function can be constructed.</text:span></text:p>
      <text:p text:style-name="P15"/>
      <text:p text:style-name="P15"><text:span text:style-name="T23">For every interpretation of the ambiguity set, the truth value of the Continuum Hypothesis would be uniquely determined by some proof. This holds at the supremum and infimum of the ambiguity set, because one can think about it as adding axioms to ZFC</text:span><text:span text:style-name="T9"><text:reference-ref text:reference-format="text" text:ref-name="zermelo-fraenkel set theory">[11]</text:reference-ref></text:span><text:span text:style-name="T23"> that the Continuum Hypothesis is `false` (above `id`) or `true` (below `id`).</text:span></text:p>
      <text:p text:style-name="P14"/>
      <text:p text:style-name="P18">However, if a such axiom could be added to ZFC for every interpretation in the continuum between the supremum and infimum of the ambiguity set, then there would exist an algorithm assinging every real number a natural number.</text:p>
      <text:p text:style-name="P18"/>
      <text:p text:style-name="P18"><text:span text:style-name="T22">Direct proof:</text:span><text:span text:style-name="T28"> </text:span>Adding an axiom to ZFC is a discrete event, <text:span text:style-name="T24">but the interpretations of the ambiguity set is a continuum</text:span>. <text:span text:style-name="T24">Using Cantor’s diagonal argument</text:span><text:span text:style-name="T10"><text:reference-ref text:reference-format="text" text:ref-name="cantor's diagonal argument">[12]</text:reference-ref></text:span><text:span text:style-name="T24">, one prove that assigning every real number a natural number is impossible.</text:span></text:p>
      <text:p text:style-name="P17"/>
      <text:p text:style-name="P20"><text:span text:style-name="T22">Proof by contradiction:</text:span><text:span text:style-name="T28"> A</text:span>ssume that it worked anyway. For all interpretations, the truth value of The Continuum Hypothesis would be either `true` or `false`, hence ZFC should be strong enough to derive the meaning of The Continuum Hypothesis itself as a function of the ambiguity set interpretation. <text:span text:style-name="T28">Quantifying over all cases, the truth value of The Continuum Hypothesis could be determined. The only valid semantics of this is that The Higher Order Continuum Hypothesis is `true`. However, there would also exist an algorithm to assign every real number a natural number, which is impossible</text:span><text:span text:style-name="T11"><text:reference-ref text:reference-format="text" text:ref-name="cantor's diagonal argument">[12]</text:reference-ref></text:span><text:span text:style-name="T28">.</text:span></text:p>
      <text:p text:style-name="P19"/>
      <text:p text:style-name="P23">Therefore, the truth value of The Higher Order Continuum Hypothesis is `false`,</text:p>
      <text:p text:style-name="P23"><text:span text:style-name="T29">even under the weaker assumption of constructive mathematics</text:span><text:span text:style-name="T12"><text:reference-ref text:reference-format="text" text:ref-name="constructivism">[13]</text:reference-ref></text:span><text:span text:style-name="T29"> (no axiom of excluded middle).</text:span></text:p>
      <text:p text:style-name="P22"/>
      <text:p text:style-name="P24"><text:span text:style-name="T3">Wait a moment!</text:span> How can one imagine an interpretation of the ambiguity set? Above `id`, there exists no set with cardinality between natural numbers and real numbers. Below `id`, there exists a such set.</text:p>
      <text:p text:style-name="P25">The existence of a such set below `id` is a constructive proof of The Continuum Hypothesis being `true` without assuming that it is being `true`! Okay! <text:span text:style-name="T30">However, without excluded middle, this still does not prove that The Continuum Hypothesis is not `false`.</text:span></text:p>
      <text:p text:style-name="P25"/>
      <text:p text:style-name="P25"><text:span text:style-name="T30">This is where </text:span>The Higher Order Continuum Hypothesis <text:span text:style-name="T30">comes to rescue: It proves that there exists no continuous homotopy path from The Continuum Hypothesis being `true` to its truth value being `false`. A homotopy path</text:span><text:span text:style-name="T13"><text:reference-ref text:reference-format="text" text:ref-name="homotopy">[14]</text:reference-ref></text:span><text:span text:style-name="T30"> exists in the sense that the ambiguity set is a lattice, but one can not determine the truth value of The Continuum Hypothesis at every point in the lattice. This property holds for any path, since the homotopy path ensures a continuous transformation into any other path</text:span><text:span text:style-name="T13"><text:reference-ref text:reference-format="text" text:ref-name="homotopy type theory">[15]</text:reference-ref></text:span><text:span text:style-name="T30">. This provides the equivalent of axiom of excluded middle for this special case.</text:span></text:p>
      <text:p text:style-name="P25"/>
      <text:p text:style-name="P26">Therefore, The Continuum Hypothesis is `true` <text:span text:style-name="T31">within the simplified analytic model of continuous lattice functions</text:span>. <text:span text:style-name="T31">However, this only holds if one can construct a wildcard set</text:span><text:span text:style-name="T14"><text:reference-ref text:reference-format="text" text:ref-name="wildcard sets">[16]</text:reference-ref></text:span><text:span text:style-name="T31">. A wildcard set is the worst case interpretation of the ambiguity set. If no such set exists, then The Continuum Hypothesis is undecidable</text:span><text:span text:style-name="T14"><text:reference-ref text:reference-format="text" text:ref-name="undecidable problem">[16]</text:reference-ref></text:span><text:span text:style-name="T31">, as when relative consistent to ZFC.</text:span></text:p>
      <text:h text:style-name="Heading_20_3" text:outline-level="3"><text:soft-page-break/>References:</text:h>
      <text:p text:style-name="P27"/>
      <text:p text:style-name="P27"><text:reference-mark-start text:name="discrete lattice functions"/>[1]<text:reference-mark-end text:name="discrete lattice functions"/><text:tab/>“Discrete Lattice Functions”</text:p>
      <text:p text:style-name="P27"><text:tab/>Sven Nilsen, 2020</text:p>
      <text:p text:style-name="P27"><text:tab/><text:a xlink:type="simple" xlink:href="https://github.com/advancedresearch/path_semantics/blob/master/papers-wip/discrete-lattice-functions.pdf" text:style-name="Internet_20_link" text:visited-style-name="Visited_20_Internet_20_Link"><text:span text:style-name="T32">https://github.com/advancedresearch/path_semantics/blob/master/papers-wip/discrete-lattice-functions.pdf</text:span></text:a></text:p>
      <text:p text:style-name="P27"/>
      <text:p text:style-name="P27"><text:reference-mark-start text:name="monotonic function"/>[2]<text:reference-mark-end text:name="monotonic function"/><text:tab/>“Monotonic Function”</text:p>
      <text:p text:style-name="P27"><text:tab/>Wikipedia</text:p>
      <text:p text:style-name="P27"><text:tab/><text:a xlink:type="simple" xlink:href="https://en.wikipedia.org/wiki/Monotonic_function" text:style-name="Internet_20_link" text:visited-style-name="Visited_20_Internet_20_Link"><text:span text:style-name="T32">https://en.wikipedia.org/wiki/Monotonic_function</text:span></text:a></text:p>
      <text:p text:style-name="P27"/>
      <text:p text:style-name="P27"><text:reference-mark-start text:name="integral"/>[3]<text:reference-mark-end text:name="integral"/><text:tab/>“Integral”</text:p>
      <text:p text:style-name="P27"><text:tab/>Wikipedia</text:p>
      <text:p text:style-name="P27"><text:tab/><text:a xlink:type="simple" xlink:href="https://en.wikipedia.org/wiki/Integral" text:style-name="Internet_20_link" text:visited-style-name="Visited_20_Internet_20_Link"><text:span text:style-name="T32">https://en.wikipedia.org/wiki/Integral</text:span></text:a></text:p>
      <text:p text:style-name="P27"/>
      <text:p text:style-name="P27"><text:reference-mark-start text:name="derivative"/>[4]<text:reference-mark-end text:name="derivative"/><text:tab/>“Derivative”</text:p>
      <text:p text:style-name="P27"><text:tab/>Wikipedia</text:p>
      <text:p text:style-name="P27"><text:tab/><text:a xlink:type="simple" xlink:href="https://en.wikipedia.org/wiki/Derivative" text:style-name="Internet_20_link" text:visited-style-name="Visited_20_Internet_20_Link"><text:span text:style-name="T32">https://en.wikipedia.org/wiki/Derivative</text:span></text:a></text:p>
      <text:p text:style-name="P27"/>
      <text:p text:style-name="P28"><text:reference-mark-start text:name="lattice order"/>[5]<text:reference-mark-end text:name="lattice order"/><text:tab/>“Lattice (order)”</text:p>
      <text:p text:style-name="P28"><text:tab/>Wikipedia</text:p>
      <text:p text:style-name="P28"><text:tab/><text:a xlink:type="simple" xlink:href="https://en.wikipedia.org/wiki/Lattice_(order" text:style-name="Internet_20_link" text:visited-style-name="Visited_20_Internet_20_Link"><text:span text:style-name="T32">https://en.wikipedia.org/wiki/Lattice_(order</text:span></text:a><text:span text:style-name="T32">)</text:span></text:p>
      <text:p text:style-name="P28"/>
      <text:p text:style-name="P28"><text:reference-mark-start text:name="extensionality"/>[6]<text:reference-mark-end text:name="extensionality"/><text:tab/>“Extensionality”</text:p>
      <text:p text:style-name="P28"><text:tab/>Wikipedia</text:p>
      <text:p text:style-name="P28"><text:tab/><text:a xlink:type="simple" xlink:href="https://en.wikipedia.org/wiki/Extensionality" text:style-name="Internet_20_link" text:visited-style-name="Visited_20_Internet_20_Link"><text:span text:style-name="T32">https://en.wikipedia.org/wiki/Extensionality</text:span></text:a></text:p>
      <text:p text:style-name="P28"/>
      <text:p text:style-name="P28"><text:reference-mark-start text:name="binary tree"/>[7]<text:reference-mark-end text:name="binary tree"/><text:tab/>“Binary tree”</text:p>
      <text:p text:style-name="P28"><text:tab/>Wikipedia</text:p>
      <text:p text:style-name="P28"><text:tab/><text:a xlink:type="simple" xlink:href="https://en.wikipedia.org/wiki/Binary_tree" text:style-name="Internet_20_link" text:visited-style-name="Visited_20_Internet_20_Link"><text:span text:style-name="T32">https://en.wikipedia.org/wiki/Binary_tree</text:span></text:a></text:p>
      <text:p text:style-name="P28"/>
      <text:p text:style-name="P28"><text:reference-mark-start text:name="continuum hypothesis"/>[8]<text:reference-mark-end text:name="continuum hypothesis"/><text:tab/>“Continuum Hypothesis”</text:p>
      <text:p text:style-name="P28"><text:tab/>Wikipedia</text:p>
      <text:p text:style-name="P28"><text:tab/><text:a xlink:type="simple" xlink:href="https://en.wikipedia.org/wiki/Continuum_hypothesis" text:style-name="Internet_20_link" text:visited-style-name="Visited_20_Internet_20_Link"><text:span text:style-name="T32">https://en.wikipedia.org/wiki/Continuum_hypothesis</text:span></text:a></text:p>
      <text:p text:style-name="P28"/>
      <text:p text:style-name="P29"><text:reference-mark-start text:name="hypercomputation"/>[9]<text:reference-mark-end text:name="hypercomputation"/><text:tab/>“Hypercomputation”</text:p>
      <text:p text:style-name="P29"><text:tab/>Wikipedia</text:p>
      <text:p text:style-name="P29"><text:tab/><text:a xlink:type="simple" xlink:href="https://en.wikipedia.org/wiki/Hypercomputation" text:style-name="Internet_20_link" text:visited-style-name="Visited_20_Internet_20_Link"><text:span text:style-name="T32">https://en.wikipedia.org/wiki/Hypercomputation</text:span></text:a></text:p>
      <text:p text:style-name="P29"/>
      <text:p text:style-name="P29"><text:reference-mark-start text:name="hyperreal number"/>[10]<text:reference-mark-end text:name="hyperreal number"/><text:tab/>“Hyperreal number”</text:p>
      <text:p text:style-name="P29"><text:tab/>Wikipedia</text:p>
      <text:p text:style-name="P29"><text:tab/><text:a xlink:type="simple" xlink:href="https://en.wikipedia.org/wiki/Hyperreal_number" text:style-name="Internet_20_link" text:visited-style-name="Visited_20_Internet_20_Link"><text:span text:style-name="T32">https://en.wikipedia.org/wiki/Hyperreal_number</text:span></text:a></text:p>
      <text:p text:style-name="P29"/>
      <text:p text:style-name="P29"><text:reference-mark-start text:name="zermelo-fraenkel set theory"/>[11]<text:reference-mark-end text:name="zermelo-fraenkel set theory"/><text:tab/>“Zermelo-Fraenkel set theory</text:p>
      <text:p text:style-name="P29"><text:tab/>Wikipedia</text:p>
      <text:p text:style-name="P29"><text:tab/><text:a xlink:type="simple" xlink:href="https://en.wikipedia.org/wiki/Zermelo–Fraenkel_set_theory" text:style-name="Internet_20_link" text:visited-style-name="Visited_20_Internet_20_Link"><text:span text:style-name="T32">https://en.wikipedia.org/wiki/Zermelo%E2%80%93Fraenkel_set_theory</text:span></text:a></text:p>
      <text:p text:style-name="P29"/>
      <text:p text:style-name="P31"/>
      <text:p text:style-name="P29"><text:reference-mark-start text:name="cantor's diagonal argument"/>[12]<text:reference-mark-end text:name="cantor's diagonal argument"/><text:tab/>“Cantor’s diagonal argument”</text:p>
      <text:p text:style-name="P29"><text:tab/>Wikipedia</text:p>
      <text:p text:style-name="P29"><text:tab/><text:a xlink:type="simple" xlink:href="https://en.wikipedia.org/wiki/Cantor%27s_diagonal_argument" text:style-name="Internet_20_link" text:visited-style-name="Visited_20_Internet_20_Link"><text:span text:style-name="T32">https://en.wikipedia.org/wiki/Cantor%27s_diagonal_argument</text:span></text:a></text:p>
      <text:p text:style-name="P29"/>
      <text:p text:style-name="P29"><text:reference-mark-start text:name="constructivism"/>[13]<text:reference-mark-end text:name="constructivism"/><text:tab/>“Constructivism (philosophy of mathematics)”</text:p>
      <text:p text:style-name="P29"><text:tab/>Wikipedia</text:p>
      <text:p text:style-name="P29"><text:tab/><text:a xlink:type="simple" xlink:href="https://en.wikipedia.org/wiki/Constructivism_(philosophy_of_mathematics" text:style-name="Internet_20_link" text:visited-style-name="Visited_20_Internet_20_Link"><text:span text:style-name="T32">https://en.wikipedia.org/wiki/Constructivism_(philosophy_of_mathematics</text:span></text:a><text:span text:style-name="T32">)</text:span></text:p>
      <text:p text:style-name="P29"/>
      <text:p text:style-name="P30"><text:reference-mark-start text:name="homotopy"/>[14]<text:reference-mark-end text:name="homotopy"/><text:tab/>“Homotopy”</text:p>
      <text:p text:style-name="P30"><text:tab/>Wikipedia</text:p>
      <text:p text:style-name="P30"><text:tab/><text:a xlink:type="simple" xlink:href="https://en.wikipedia.org/wiki/Homotopy" text:style-name="Internet_20_link" text:visited-style-name="Visited_20_Internet_20_Link"><text:span text:style-name="T32">https://en.wikipedia.org/wiki/Homotopy</text:span></text:a></text:p>
      <text:p text:style-name="P30"/>
      <text:p text:style-name="P30"><text:reference-mark-start text:name="homotopy type theory"/>[15]<text:reference-mark-end text:name="homotopy type theory"/><text:tab/>“Homotopy Type Theory”</text:p>
      <text:p text:style-name="P30"><text:tab/><text:a xlink:type="simple" xlink:href="https://homotopytypetheory.org/" text:style-name="Internet_20_link" text:visited-style-name="Visited_20_Internet_20_Link">https://homotopytypetheory.org/</text:a></text:p>
      <text:p text:style-name="P30"/>
      <text:p text:style-name="P30"><text:reference-mark-start text:name="wildcard sets"/>[16]<text:reference-mark-end text:name="wildcard sets"/><text:tab/>“Wildcard Sets”</text:p>
      <text:p text:style-name="P30"><text:tab/>Sven Nilsen, 2020</text:p>
      <text:p text:style-name="P30"><text:tab/><text:a xlink:type="simple" xlink:href="https://github.com/advancedresearch/path_semantics/blob/master/papers-wip/wildcard-sets.pdf" text:style-name="Internet_20_link" text:visited-style-name="Visited_20_Internet_20_Link"><text:span text:style-name="T32">https://github.com/advancedresearch/path_semantics/blob/master/papers-wip/wildcard-sets.pdf</text:span></text:a></text:p>
      <text:p text:style-name="P30"/>
      <text:p text:style-name="P30"><text:reference-mark-start text:name="undecidable problem"/>[16]<text:reference-mark-end text:name="undecidable problem"/><text:tab/>“Undecidable problem”</text:p>
      <text:p text:style-name="P30"><text:tab/>Wikipedia</text:p>
      <text:p text:style-name="P30"><text:tab/><text:a xlink:type="simple" xlink:href="https://en.wikipedia.org/wiki/Undecidable_problem" text:style-name="Internet_20_link" text:visited-style-name="Visited_20_Internet_20_Link"><text:span text:style-name="T32">https://en.wikipedia.org/wiki/Undecidable_problem</text:span></text:a></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5T10:42:48.259794000</meta:creation-date>
    <dc:date>2020-08-25T14:01:26.380231000</dc:date>
    <meta:editing-duration>PT9M26S</meta:editing-duration>
    <meta:editing-cycles>1</meta:editing-cycles>
    <meta:document-statistic meta:table-count="0" meta:image-count="0" meta:object-count="0" meta:page-count="5" meta:paragraph-count="93" meta:word-count="1306" meta:character-count="8653" meta:non-whitespace-character-count="7398"/>
    <meta:generator>LibreOffice/5.1.2.2$MacOSX_X86_64 LibreOffice_project/d3bf12ecb743fc0d20e0be0c58ca359301eb705f</meta:generator>
  </office:meta>
</office:document-meta>
</file>